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500000129922051F493C85DF1.png" manifest:media-type="image/png"/>
  <manifest:file-entry manifest:full-path="Pictures/100002010000026F00000458ADCBE9C600EFD5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4cm" fo:min-width="2.118cm"/>
    </style:style>
    <style:style style:name="gr5" style:family="graphic" style:parent-style-name="standard">
      <style:graphic-properties draw:textarea-horizontal-align="justify" draw:textarea-vertical-align="middle" draw:auto-grow-height="false" fo:min-height="3.15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32cm"/>
    </style:style>
    <style:style style:name="gr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3d:vertical-segments="16" dr3d:close-front="true" dr3d:close-back="tru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</style:style>
    <style:style style:name="gr12" style:family="graphic" style:parent-style-name="standard">
      <style:graphic-properties draw:stroke="none" draw:fill="none" fo:min-height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3cm"/>
    </style:style>
    <style:style style:name="gr15" style:family="graphic" style:parent-style-name="standard">
      <style:graphic-properties draw:fill-color="#ffffe0" draw:textarea-horizontal-align="justify" draw:textarea-vertical-align="middle" draw:auto-grow-height="false" fo:min-height="0.35cm" fo:min-width="0.1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-color="#ffffe0"/>
      <style:paragraph-properties fo:text-align="center"/>
      <style:text-properties fo:font-size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65cm" svg:height="4.4cm" svg:x="1.7cm" svg:y="2.3cm">
          <draw:image xlink:href="Pictures/100002010000026F00000458ADCBE9C600EFD5A2.png" xlink:type="simple" xlink:show="embed" xlink:actuate="onLoad">
            <text:p/>
          </draw:image>
        </draw:frame>
        <draw:custom-shape draw:style-name="gr2" draw:text-style-name="P2" draw:layer="layout" svg:width="2.2cm" svg:height="0.8cm" svg:x="6.265cm" svg:y="5.8cm">
          <text:p text:style-name="P2">US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65cm" svg:y1="6.3cm" svg:x2="6.265cm" svg:y2="6.3cm">
          <text:p/>
        </draw:line>
        <draw:custom-shape draw:style-name="gr4" draw:text-style-name="P2" draw:layer="layout" svg:width="3.7cm" svg:height="3.4cm" svg:x="11.165cm" svg:y="4.8cm">
          <text:p text:style-name="P2">vital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65cm" svg:y1="6.2cm" svg:x2="11.065cm" svg:y2="6.5cm">
          <text:p/>
        </draw:line>
        <draw:custom-shape draw:style-name="gr5" draw:text-style-name="P2" draw:layer="layout" svg:width="3.5cm" svg:height="3.4cm" svg:x="17.765cm" svg:y="3.9cm">
          <text:p text:style-name="P2">MQTT</text:p>
          <text:p text:style-name="P2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cm" svg:y1="6.2cm" svg:x2="17.7cm" svg:y2="5.5cm">
          <text:p/>
        </draw:line>
        <draw:frame draw:style-name="gr6" draw:text-style-name="P3" draw:layer="layout" svg:width="2.551cm" svg:height="0.645cm" svg:x="8.4cm" svg:y="7.055cm">
          <draw:text-box>
            <text:p><text:span text:style-name="T2">/dev/ttyUSB0</text:span></text:p>
          </draw:text-box>
        </draw:frame>
        <draw:frame draw:style-name="gr7" draw:text-style-name="P4" draw:layer="layout" svg:width="1.256cm" svg:height="0.725cm" svg:x="4.509cm" svg:y="5.2cm">
          <draw:text-box>
            <text:p><text:span text:style-name="T3">TTL</text:span></text:p>
          </draw:text-box>
        </draw:frame>
        <draw:frame draw:style-name="gr8" draw:text-style-name="P5" draw:layer="layout" svg:width="2.132cm" svg:height="1.199cm" svg:x="1.865cm" svg:y="7cm">
          <draw:text-box>
            <text:p text:style-name="P2"><text:span text:style-name="T3">optolink</text:span><text:span text:style-name="T3"><text:line-break/></text:span><text:span text:style-name="T3">interface</text:span></text:p>
          </draw:text-box>
        </draw:frame>
        <dr3d:scene draw:style-name="gr9" svg:width="2cm" svg:height="2cm" svg:x="22.365cm" svg:y="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5000 2500 10000" svg:d="M0-5000h250 250 500 500 500 250 250v10000h-250-250-500-500-500-250-250z"/>
        </dr3d:scene>
        <draw:frame draw:style-name="gr11" draw:text-style-name="P4" draw:layer="layout" svg:width="1.493cm" svg:height="0.725cm" svg:x="22.565cm" svg:y="11.175cm">
          <draw:text-box>
            <text:p><text:span text:style-name="T3">sqlite</text:span></text:p>
          </draw:text-box>
        </draw:frame>
        <draw:line draw:style-name="gr3" draw:text-style-name="P1" draw:layer="layout" svg:x1="19.765cm" svg:y1="7.6cm" svg:x2="22.365cm" svg:y2="10cm">
          <text:p/>
        </draw:line>
        <draw:frame draw:style-name="gr12" draw:text-style-name="P1" draw:layer="layout" svg:width="1.7cm" svg:height="1.2cm" svg:x="19.265cm" svg:y="8.7cm">
          <draw:text-box>
            <text:p text:style-name="P2"><text:span text:style-name="T3">power (%)</text:span></text:p>
          </draw:text-box>
        </draw:frame>
        <draw:frame draw:style-name="gr13" draw:text-style-name="P5" draw:layer="layout" svg:width="2.593cm" svg:height="1.199cm" svg:x="1.6cm" svg:y="1cm">
          <draw:text-box>
            <text:p text:style-name="P2"><text:span text:style-name="T3">Viessmann</text:span><text:span text:style-name="T3"><text:line-break/></text:span><text:span text:style-name="T3">heater</text:span></text:p>
          </draw:text-box>
        </draw:frame>
        <draw:frame draw:style-name="gr14" draw:text-style-name="P3" draw:layer="layout" svg:width="2.763cm" svg:height="0.645cm" svg:x="13.337cm" svg:y="3.7cm">
          <draw:text-box>
            <text:p><text:span text:style-name="T2">localhost:3083</text:span></text:p>
          </draw:text-box>
        </draw:frame>
        <draw:custom-shape draw:style-name="gr15" draw:text-style-name="P7" draw:layer="layout" svg:width="1.2cm" svg:height="1.2cm" svg:x="15.6cm" svg:y="4.5cm">
          <text:p text:style-name="P6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1.2cm" svg:height="1.2cm" svg:x="21.1cm" svg:y="7.7cm">
          <text:p text:style-name="P6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1.2cm" svg:height="1.2cm" svg:x="16cm" svg:y="6.6cm">
          <text:p text:style-name="P6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7.5cm" svg:y1="6.1cm" svg:x2="14.9cm" svg:y2="6.7cm">
          <text:p/>
        </draw:line>
        <draw:frame draw:style-name="gr16" draw:text-style-name="P2" draw:layer="layout" svg:width="4.085cm" svg:height="4.139cm" svg:x="24.1cm" svg:y="1.5cm">
          <draw:image xlink:href="Pictures/100002010000012500000129922051F493C85DF1.png" xlink:type="simple" xlink:show="embed" xlink:actuate="onLoad">
            <text:p/>
          </draw:image>
        </draw:frame>
        <draw:line draw:style-name="gr3" draw:text-style-name="P1" draw:layer="layout" svg:x1="21.4cm" svg:y1="4.5cm" svg:x2="24cm" svg:y2="3.4cm">
          <text:p/>
        </draw:line>
        <draw:line draw:style-name="gr3" draw:text-style-name="P1" draw:layer="layout" svg:x1="24.1cm" svg:y1="4.3cm" svg:x2="21.4cm" svg:y2="5.3cm">
          <text:p/>
        </draw:line>
        <draw:frame draw:style-name="gr11" draw:text-style-name="P5" draw:layer="layout" svg:width="2.204cm" svg:height="1.673cm" svg:x="25.5cm" svg:y="5.775cm">
          <draw:text-box>
            <text:p text:style-name="P2"><text:span text:style-name="T3">Internet</text:span><text:span text:style-name="T3"><text:line-break/></text:span><text:span text:style-name="T3"><text:line-break/></text:span><text:span text:style-name="T3">Cayenne</text:span></text:p>
          </draw:text-box>
        </draw:frame>
        <draw:custom-shape draw:style-name="gr15" draw:text-style-name="P7" draw:layer="layout" svg:width="1.2cm" svg:height="1.2cm" svg:x="22.6cm" svg:y="5.2cm">
          <text:p text:style-name="P6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7" draw:layer="layout" svg:width="1.2cm" svg:height="1.2cm" svg:x="22.1cm" svg:y="2.5cm">
          <text:p text:style-name="P6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20:01:24.562200695</meta:creation-date>
    <dc:date>2017-04-03T21:01:36.386835360</dc:date>
    <meta:editing-duration>PT12M17S</meta:editing-duration>
    <meta:editing-cycles>4</meta:editing-cycles>
    <meta:generator>LibreOffice/5.2.2.2$Linux_X86_64 LibreOffice_project/20m0$Build-2</meta:generator>
    <meta:document-statistic meta:object-count="27"/>
  </office:meta>
</office:document-meta>
</file>